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75c" officeooo:paragraph-rsid="001bc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2:04:10.212885995</meta:creation-date>
    <dc:date>2024-09-17T12:04:29.823701065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